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J1:Sheet1.J1 Sheet1.J2:Sheet1.J2 Sheet1.K1:Sheet1.K1 Sheet1.K2:Sheet1.K2 Sheet1.L1:Sheet1.L1 Sheet1.L2:Sheet1.L2 Sheet1.M1:Sheet1.M1 Sheet1.M2:Sheet1.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2.02pt" svg:y="338.83pt">
            <loext:p draw:notify-on-update-of-ranges="Sheet1.N28:Sheet1.N28 Sheet1.N29:Sheet1.N29 Sheet1.O28:Sheet1.O28 Sheet1.O29:Sheet1.O29 Sheet1.P28:Sheet1.P28 Sheet1.P29:Sheet1.P29 Sheet1.Q28:Sheet1.Q28 Sheet1.Q29:Sheet1.Q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60.06pt" svg:y="743.92pt">
            <loext:p draw:notify-on-update-of-ranges="Sheet1.O65:Sheet1.O65 Sheet1.O66:Sheet1.O66 Sheet1.P65:Sheet1.P65 Sheet1.P66:Sheet1.P66 Sheet1.Q65:Sheet1.Q65 Sheet1.Q66:Sheet1.Q66 Sheet1.R65:Sheet1.R65 Sheet1.R66:Sheet1.R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48.24pt" svg:y="1102.37pt">
            <loext:p draw:notify-on-update-of-ranges="Sheet1.O65:Sheet1.O65 Sheet1.O66:Sheet1.O66 Sheet1.P65:Sheet1.P65 Sheet1.P66:Sheet1.P66 Sheet1.Q65:Sheet1.Q65 Sheet1.Q66:Sheet1.Q66 Sheet1.R65:Sheet1.R65 Sheet1.R66:Sheet1.R6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50 ms batch </text:p>
          </table:table-cell>
          <table:table-cell office:value-type="string" calcext:value-type="string">
            <text:p>Spark- 250 ms batch </text:p>
          </table:table-cell>
          <table:table-cell table:style-name="ce1" office:value-type="string" calcext:value-type="string">
            <text:p>Spark- 300 ms batch 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396" calcext:value-type="float">
            <text:p>396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 table:number-rows-repeated="25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50 ms batch </text:p>
          </table:table-cell>
          <table:table-cell office:value-type="string" calcext:value-type="string">
            <text:p>Spark- 250 ms batch </text:p>
          </table:table-cell>
          <table:table-cell table:style-name="ce1" office:value-type="string" calcext:value-type="string">
            <text:p>Spark- 300 ms batch 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4" calcext:value-type="float">
            <text:p>84</text:p>
          </table:table-cell>
          <table:table-cell office:value-type="float" office:value="360" calcext:value-type="float">
            <text:p>360</text:p>
          </table:table-cell>
          <table:table-cell office:value-type="float" office:value="301" calcext:value-type="float">
            <text:p>301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 table:number-rows-repeated="35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.5 s batch </text:p>
          </table:table-cell>
          <table:table-cell office:value-type="string" calcext:value-type="string">
            <text:p>Spark- 2.5 s batch </text:p>
          </table:table-cell>
          <table:table-cell table:style-name="ce1" office:value-type="string" calcext:value-type="string">
            <text:p>Spark- 3.5 s batch </text:p>
          </table:table-cell>
        </table:table-row>
        <table:table-row table:style-name="ro1">
          <table:table-cell table:number-columns-repeated="14"/>
          <table:table-cell office:value-type="float" office:value="81856" calcext:value-type="float">
            <text:p>81856</text:p>
          </table:table-cell>
          <table:table-cell office:value-type="float" office:value="108987" calcext:value-type="float">
            <text:p>108987</text:p>
          </table:table-cell>
          <table:table-cell office:value-type="float" office:value="115907" calcext:value-type="float">
            <text:p>115907</text:p>
          </table:table-cell>
          <table:table-cell office:value-type="float" office:value="132220" calcext:value-type="float">
            <text:p>132220</text:p>
          </table:table-cell>
        </table:table-row>
        <table:table-row table:style-name="ro1" table:number-rows-repeated="23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Flink</text:p>
          </table:table-cell>
          <table:table-cell table:style-name="ce1" office:value-type="string" calcext:value-type="string">
            <text:p>Spark- 1.5 s batch </text:p>
          </table:table-cell>
          <table:table-cell office:value-type="string" calcext:value-type="string">
            <text:p>Spark- 2.5 s batch </text:p>
          </table:table-cell>
          <table:table-cell table:style-name="ce1" office:value-type="string" calcext:value-type="string">
            <text:p>Spark- 3.5 s batch </text:p>
          </table:table-cell>
        </table:table-row>
        <table:table-row table:style-name="ro1">
          <table:table-cell table:number-columns-repeated="14"/>
          <table:table-cell office:value-type="float" office:value="81856" calcext:value-type="float">
            <text:p>81856</text:p>
          </table:table-cell>
          <table:table-cell office:value-type="float" office:value="108987" calcext:value-type="float">
            <text:p>108987</text:p>
          </table:table-cell>
          <table:table-cell office:value-type="float" office:value="115907" calcext:value-type="float">
            <text:p>115907</text:p>
          </table:table-cell>
          <table:table-cell office:value-type="float" office:value="132220" calcext:value-type="float">
            <text:p>132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1:14:43.471816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47:33.057912531</meta:creation-date>
    <dc:date>2017-03-09T14:08:29.016672070</dc:date>
    <meta:editing-duration>PT5H58M29S</meta:editing-duration>
    <meta:editing-cycles>15</meta:editing-cycles>
    <meta:generator>LibreOffice/5.1.6.2$Linux_X86_64 LibreOffice_project/10m0$Build-2</meta:generator>
    <meta:document-statistic meta:table-count="1" meta:cell-count="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74cm" svg:y="0.188cm" chart:style-name="ch2">
          <text:p>Computation of Statistics Workload</text:p>
        </chart:title>
        <chart:legend chart:legend-position="end" svg:x="11.805cm" svg:y="3.454cm" style:legend-expansion="high" chart:style-name="ch3"/>
        <chart:plot-area chart:style-name="ch4" table:cell-range-address="Sheet1.J1:Sheet1.M2" chart:data-source-has-labels="row" svg:x="1.453cm" svg:y="1.275cm" svg:width="10.032cm" svg:height="7.545cm">
          <chartooo:coordinate-region svg:x="2.26cm" svg:y="1.474cm" svg:width="9.225cm" svg:height="7.147cm"/>
          <chart:axis chart:dimension="x" chart:name="primary-x" chart:style-name="ch5"/>
          <chart:axis chart:dimension="y" chart:name="primary-y" chart:style-name="ch6">
            <chart:title svg:x="0.451cm" svg:y="6.4cm" chart:style-name="ch7">
              <text:p>Latency in ms</text:p>
            </chart:title>
            <chart:grid chart:style-name="ch8" chart:class="major"/>
          </chart:axis>
          <chart:series chart:style-name="ch9" chart:values-cell-range-address="Sheet1.J2:Sheet1.J2" chart:label-cell-address="Sheet1.J1:Sheet1.J1" chart:class="chart:bar">
            <chart:data-point/>
          </chart:series>
          <chart:series chart:style-name="ch10" chart:values-cell-range-address="Sheet1.K2:Sheet1.K2" chart:label-cell-address="Sheet1.K1:Sheet1.K1" chart:class="chart:bar">
            <chart:data-point/>
          </chart:series>
          <chart:series chart:style-name="ch11" chart:values-cell-range-address="Sheet1.L2:Sheet1.L2" chart:label-cell-address="Sheet1.L1:Sheet1.L1" chart:class="chart:bar">
            <chart:data-point/>
          </chart:series>
          <chart:series chart:style-name="ch12" chart:values-cell-range-address="Sheet1.M2:Sheet1.M2" chart:label-cell-address="Sheet1.M1:Sheet1.M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J1:Sheet1.J1</svg:desc>
                </draw:g>
              </table:table-cell>
              <table:table-cell office:value-type="string">
                <text:p>Spark- 150 ms batch </text:p>
                <draw:g>
                  <svg:desc>Sheet1.K1:Sheet1.K1</svg:desc>
                </draw:g>
              </table:table-cell>
              <table:table-cell office:value-type="string">
                <text:p>Spark- 250 ms batch </text:p>
                <draw:g>
                  <svg:desc>Sheet1.L1:Sheet1.L1</svg:desc>
                </draw:g>
              </table:table-cell>
              <table:table-cell office:value-type="string">
                <text:p>Spark- 300 ms batch 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7">
                <text:p>97</text:p>
                <draw:g>
                  <svg:desc>Sheet1.J2:Sheet1.J2</svg:desc>
                </draw:g>
              </table:table-cell>
              <table:table-cell office:value-type="float" office:value="396">
                <text:p>396</text:p>
                <draw:g>
                  <svg:desc>Sheet1.K2:Sheet1.K2</svg:desc>
                </draw:g>
              </table:table-cell>
              <table:table-cell office:value-type="float" office:value="240">
                <text:p>240</text:p>
                <draw:g>
                  <svg:desc>Sheet1.L2:Sheet1.L2</svg:desc>
                </draw:g>
              </table:table-cell>
              <table:table-cell office:value-type="float" office:value="290">
                <text:p>290</text:p>
                <draw:g>
                  <svg:desc>Sheet1.M2:Sheet1.M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54cm" svg:y="0.19cm" chart:style-name="ch2">
          <text:p>Sector Change Detection Workload</text:p>
        </chart:title>
        <chart:legend chart:legend-position="end" svg:x="11.805cm" svg:y="3.454cm" style:legend-expansion="high" chart:style-name="ch3"/>
        <chart:plot-area chart:style-name="ch4" table:cell-range-address="Sheet1.N28:Sheet1.Q29" chart:data-source-has-labels="row" svg:x="1.453cm" svg:y="1.275cm" svg:width="10.032cm" svg:height="7.545cm">
          <chartooo:coordinate-region svg:x="2.26cm" svg:y="1.474cm" svg:width="9.225cm" svg:height="7.147cm"/>
          <chart:axis chart:dimension="x" chart:name="primary-x" chart:style-name="ch5"/>
          <chart:axis chart:dimension="y" chart:name="primary-y" chart:style-name="ch6">
            <chart:title svg:x="0.451cm" svg:y="6.4cm" chart:style-name="ch7">
              <text:p>Latency in ms</text:p>
            </chart:title>
            <chart:grid chart:style-name="ch8" chart:class="major"/>
          </chart:axis>
          <chart:series chart:style-name="ch9" chart:values-cell-range-address="Sheet1.N29:Sheet1.N29" chart:label-cell-address="Sheet1.N28:Sheet1.N28" chart:class="chart:bar">
            <chart:data-point/>
          </chart:series>
          <chart:series chart:style-name="ch10" chart:values-cell-range-address="Sheet1.O29:Sheet1.O29" chart:label-cell-address="Sheet1.O28:Sheet1.O28" chart:class="chart:bar">
            <chart:data-point/>
          </chart:series>
          <chart:series chart:style-name="ch11" chart:values-cell-range-address="Sheet1.P29:Sheet1.P29" chart:label-cell-address="Sheet1.P28:Sheet1.P28" chart:class="chart:bar">
            <chart:data-point/>
          </chart:series>
          <chart:series chart:style-name="ch12" chart:values-cell-range-address="Sheet1.Q29:Sheet1.Q29" chart:label-cell-address="Sheet1.Q28:Sheet1.Q2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N28:Sheet1.N28</svg:desc>
                </draw:g>
              </table:table-cell>
              <table:table-cell office:value-type="string">
                <text:p>Spark- 150 ms batch </text:p>
                <draw:g>
                  <svg:desc>Sheet1.O28:Sheet1.O28</svg:desc>
                </draw:g>
              </table:table-cell>
              <table:table-cell office:value-type="string">
                <text:p>Spark- 250 ms batch </text:p>
                <draw:g>
                  <svg:desc>Sheet1.P28:Sheet1.P28</svg:desc>
                </draw:g>
              </table:table-cell>
              <table:table-cell office:value-type="string">
                <text:p>Spark- 300 ms batch </text:p>
                <draw:g>
                  <svg:desc>Sheet1.Q28:Sheet1.Q28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4">
                <text:p>84</text:p>
                <draw:g>
                  <svg:desc>Sheet1.N29:Sheet1.N29</svg:desc>
                </draw:g>
              </table:table-cell>
              <table:table-cell office:value-type="float" office:value="360">
                <text:p>360</text:p>
                <draw:g>
                  <svg:desc>Sheet1.O29:Sheet1.O29</svg:desc>
                </draw:g>
              </table:table-cell>
              <table:table-cell office:value-type="float" office:value="301">
                <text:p>301</text:p>
                <draw:g>
                  <svg:desc>Sheet1.P29:Sheet1.P29</svg:desc>
                </draw:g>
              </table:table-cell>
              <table:table-cell office:value-type="float" office:value="417">
                <text:p>417</text:p>
                <draw:g>
                  <svg:desc>Sheet1.Q29:Sheet1.Q2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18cm" svg:y="0.377cm" chart:style-name="ch2">
          <text:p>Computation of Statistics Workload</text:p>
        </chart:title>
        <chart:legend chart:legend-position="end" svg:x="12.202cm" svg:y="3.454cm" style:legend-expansion="high" chart:style-name="ch3"/>
        <chart:plot-area chart:style-name="ch4" table:cell-range-address="Sheet1.O65:Sheet1.R66" chart:data-source-has-labels="row" svg:x="1.453cm" svg:y="1.275cm" svg:width="10.429cm" svg:height="7.545cm">
          <chartooo:coordinate-region svg:x="2.815cm" svg:y="1.474cm" svg:width="9.067cm" svg:height="7.147cm"/>
          <chart:axis chart:dimension="x" chart:name="primary-x" chart:style-name="ch5"/>
          <chart:axis chart:dimension="y" chart:name="primary-y" chart:style-name="ch6">
            <chart:title svg:x="0.451cm" svg:y="6.625cm" chart:style-name="ch7">
              <text:p>message/minute</text:p>
            </chart:title>
            <chart:grid chart:style-name="ch8" chart:class="major"/>
          </chart:axis>
          <chart:series chart:style-name="ch9" chart:values-cell-range-address="Sheet1.O66:Sheet1.O66" chart:label-cell-address="Sheet1.O65:Sheet1.O65" chart:class="chart:bar">
            <chart:data-point/>
          </chart:series>
          <chart:series chart:style-name="ch10" chart:values-cell-range-address="Sheet1.P66:Sheet1.P66" chart:label-cell-address="Sheet1.P65:Sheet1.P65" chart:class="chart:bar">
            <chart:data-point/>
          </chart:series>
          <chart:series chart:style-name="ch11" chart:values-cell-range-address="Sheet1.Q66:Sheet1.Q66" chart:label-cell-address="Sheet1.Q65:Sheet1.Q65" chart:class="chart:bar">
            <chart:data-point/>
          </chart:series>
          <chart:series chart:style-name="ch12" chart:values-cell-range-address="Sheet1.R66:Sheet1.R66" chart:label-cell-address="Sheet1.R65:Sheet1.R6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O65:Sheet1.O65</svg:desc>
                </draw:g>
              </table:table-cell>
              <table:table-cell office:value-type="string">
                <text:p>Spark- 1.5 s batch </text:p>
                <draw:g>
                  <svg:desc>Sheet1.P65:Sheet1.P65</svg:desc>
                </draw:g>
              </table:table-cell>
              <table:table-cell office:value-type="string">
                <text:p>Spark- 2.5 s batch </text:p>
                <draw:g>
                  <svg:desc>Sheet1.Q65:Sheet1.Q65</svg:desc>
                </draw:g>
              </table:table-cell>
              <table:table-cell office:value-type="string">
                <text:p>Spark- 3.5 s batch </text:p>
                <draw:g>
                  <svg:desc>Sheet1.R65:Sheet1.R6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1856">
                <text:p>81856</text:p>
                <draw:g>
                  <svg:desc>Sheet1.O66:Sheet1.O66</svg:desc>
                </draw:g>
              </table:table-cell>
              <table:table-cell office:value-type="float" office:value="108987">
                <text:p>108987</text:p>
                <draw:g>
                  <svg:desc>Sheet1.P66:Sheet1.P66</svg:desc>
                </draw:g>
              </table:table-cell>
              <table:table-cell office:value-type="float" office:value="115907">
                <text:p>115907</text:p>
                <draw:g>
                  <svg:desc>Sheet1.Q66:Sheet1.Q66</svg:desc>
                </draw:g>
              </table:table-cell>
              <table:table-cell office:value-type="float" office:value="132220">
                <text:p>132220</text:p>
                <draw:g>
                  <svg:desc>Sheet1.R66:Sheet1.R6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19cm" svg:y="0.379cm" chart:style-name="ch2">
          <text:p>Sector Change Detection Workload</text:p>
        </chart:title>
        <chart:legend chart:legend-position="end" svg:x="12.202cm" svg:y="3.454cm" style:legend-expansion="high" chart:style-name="ch3"/>
        <chart:plot-area chart:style-name="ch4" table:cell-range-address="Sheet1.O65:Sheet1.R66" chart:data-source-has-labels="row" svg:x="1.453cm" svg:y="1.275cm" svg:width="10.429cm" svg:height="7.545cm">
          <chartooo:coordinate-region svg:x="2.815cm" svg:y="1.474cm" svg:width="9.067cm" svg:height="7.147cm"/>
          <chart:axis chart:dimension="x" chart:name="primary-x" chart:style-name="ch5"/>
          <chart:axis chart:dimension="y" chart:name="primary-y" chart:style-name="ch6">
            <chart:title svg:x="0.451cm" svg:y="6.625cm" chart:style-name="ch7">
              <text:p>message/minute</text:p>
            </chart:title>
            <chart:grid chart:style-name="ch8" chart:class="major"/>
          </chart:axis>
          <chart:series chart:style-name="ch9" chart:values-cell-range-address="Sheet1.O66:Sheet1.O66" chart:label-cell-address="Sheet1.O65:Sheet1.O65" chart:class="chart:bar">
            <chart:data-point/>
          </chart:series>
          <chart:series chart:style-name="ch10" chart:values-cell-range-address="Sheet1.P66:Sheet1.P66" chart:label-cell-address="Sheet1.P65:Sheet1.P65" chart:class="chart:bar">
            <chart:data-point/>
          </chart:series>
          <chart:series chart:style-name="ch11" chart:values-cell-range-address="Sheet1.Q66:Sheet1.Q66" chart:label-cell-address="Sheet1.Q65:Sheet1.Q65" chart:class="chart:bar">
            <chart:data-point/>
          </chart:series>
          <chart:series chart:style-name="ch12" chart:values-cell-range-address="Sheet1.R66:Sheet1.R66" chart:label-cell-address="Sheet1.R65:Sheet1.R6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ink</text:p>
                <draw:g>
                  <svg:desc>Sheet1.O65:Sheet1.O65</svg:desc>
                </draw:g>
              </table:table-cell>
              <table:table-cell office:value-type="string">
                <text:p>Spark- 1.5 s batch </text:p>
                <draw:g>
                  <svg:desc>Sheet1.P65:Sheet1.P65</svg:desc>
                </draw:g>
              </table:table-cell>
              <table:table-cell office:value-type="string">
                <text:p>Spark- 2.5 s batch </text:p>
                <draw:g>
                  <svg:desc>Sheet1.Q65:Sheet1.Q65</svg:desc>
                </draw:g>
              </table:table-cell>
              <table:table-cell office:value-type="string">
                <text:p>Spark- 3.5 s batch </text:p>
                <draw:g>
                  <svg:desc>Sheet1.R65:Sheet1.R6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1856">
                <text:p>81856</text:p>
                <draw:g>
                  <svg:desc>Sheet1.O66:Sheet1.O66</svg:desc>
                </draw:g>
              </table:table-cell>
              <table:table-cell office:value-type="float" office:value="108987">
                <text:p>108987</text:p>
                <draw:g>
                  <svg:desc>Sheet1.P66:Sheet1.P66</svg:desc>
                </draw:g>
              </table:table-cell>
              <table:table-cell office:value-type="float" office:value="115907">
                <text:p>115907</text:p>
                <draw:g>
                  <svg:desc>Sheet1.Q66:Sheet1.Q66</svg:desc>
                </draw:g>
              </table:table-cell>
              <table:table-cell office:value-type="float" office:value="132220">
                <text:p>132220</text:p>
                <draw:g>
                  <svg:desc>Sheet1.R66:Sheet1.R6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